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3138in"/>
    </style:style>
    <style:style style:name="co4" style:family="table-column">
      <style:table-column-properties fo:break-before="auto" style:column-width="0.6252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0.7217in"/>
    </style:style>
    <style:style style:name="co7" style:family="table-column">
      <style:table-column-properties fo:break-before="auto" style:column-width="0.5071in"/>
    </style:style>
    <style:style style:name="co8" style:family="table-column">
      <style:table-column-properties fo:break-before="auto" style:column-width="0.6138in"/>
    </style:style>
    <style:style style:name="co9" style:family="table-column">
      <style:table-column-properties fo:break-before="auto" style:column-width="0.9146in"/>
    </style:style>
    <style:style style:name="co10" style:family="table-column">
      <style:table-column-properties fo:break-before="auto" style:column-width="1.01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map style:condition="cell-content()&lt;0.001" style:apply-style-name="Red_20_is_20_significant" style:base-cell-address="Sheet1.I1"/>
    </style:style>
    <style:style style:name="ce4" style:family="table-cell" style:parent-style-name="Default">
      <style:text-properties fo:font-style="italic" style:font-style-asian="italic" style:font-style-complex="italic"/>
      <style:map style:condition="cell-content()&lt;0.001" style:apply-style-name="Red_20_is_20_significant" style:base-cell-address="Sheet1.I1"/>
    </style:style>
    <style:style style:name="ce5" style:family="table-cell" style:parent-style-name="Default">
      <style:map style:condition="cell-content()&lt;0" style:apply-style-name="Red_20_is_20_significant" style:base-cell-address="Sheet1.J1"/>
    </style:style>
    <style:style style:name="ce6" style:family="table-cell" style:parent-style-name="Default">
      <style:map style:condition="cell-content()&lt;0" style:apply-style-name="Red_20_is_20_significant" style:base-cell-address="Sheet1.J1"/>
    </style:style>
    <style:style style:name="ce7" style:family="table-cell" style:parent-style-name="Default">
      <style:text-properties fo:font-style="italic" style:font-style-asian="italic" style:font-style-complex="italic"/>
      <style:map style:condition="cell-content()&lt;0" style:apply-style-name="Red_20_is_20_significant" style:base-cell-address="Sheet1.J1"/>
    </style:style>
    <style:style style:name="ce8" style:family="table-cell" style:parent-style-name="Default">
      <style:map style:condition="cell-content()&lt;0" style:apply-style-name="Red_20_is_20_significant" style:base-cell-address="Sheet1.J1"/>
    </style:style>
    <style:style style:name="ce9" style:family="table-cell" style:parent-style-name="Default">
      <style:map style:condition="cell-content()&lt;0" style:apply-style-name="Red_20_is_20_significant" style:base-cell-address="Sheet1.K1"/>
    </style:style>
    <style:style style:name="ce10" style:family="table-cell" style:parent-style-name="Default">
      <style:text-properties fo:font-style="italic" style:font-style-asian="italic" style:font-style-complex="italic"/>
      <style:map style:condition="cell-content()&lt;0" style:apply-style-name="Red_20_is_20_significant" style:base-cell-address="Sheet1.K1"/>
    </style:style>
    <style:style style:name="ce11" style:family="table-cell" style:parent-style-name="Default">
      <style:map style:condition="cell-content()&lt;0" style:apply-style-name="Red_20_is_20_significant" style:base-cell-address="Sheet1.K1"/>
    </style:style>
    <style:style style:name="ce12" style:family="table-cell" style:parent-style-name="Default">
      <style:map style:condition="cell-content()&lt;0.001" style:apply-style-name="Red_20_is_20_significant" style:base-cell-address="Sheet1.O1"/>
    </style:style>
    <style:style style:name="ce13" style:family="table-cell" style:parent-style-name="Default">
      <style:text-properties fo:font-style="italic" style:font-style-asian="italic" style:font-style-complex="italic"/>
      <style:map style:condition="cell-content()&lt;0.001" style:apply-style-name="Red_20_is_20_significant" style:base-cell-address="Sheet1.O1"/>
    </style:style>
    <style:style style:name="ce14" style:family="table-cell" style:parent-style-name="Default">
      <style:map style:condition="cell-content()&lt;0" style:apply-style-name="Red_20_is_20_significant" style:base-cell-address="Sheet1.P1"/>
    </style:style>
    <style:style style:name="ce15" style:family="table-cell" style:parent-style-name="Default">
      <style:text-properties fo:font-style="italic" style:font-style-asian="italic" style:font-style-complex="italic"/>
      <style:map style:condition="cell-content()&lt;0" style:apply-style-name="Red_20_is_20_significant" style:base-cell-address="Sheet1.J1"/>
    </style:style>
    <style:style style:name="ce16" style:family="table-cell" style:parent-style-name="Default">
      <style:map style:condition="cell-content()&lt;0" style:apply-style-name="Red_20_is_20_significant" style:base-cell-address="Sheet1.Q1"/>
    </style:style>
    <style:style style:name="ce17" style:family="table-cell" style:parent-style-name="Default">
      <style:text-properties fo:font-style="italic" style:font-style-asian="italic" style:font-style-complex="italic"/>
      <style:map style:condition="cell-content()&lt;0" style:apply-style-name="Red_20_is_20_significant" style:base-cell-address="Sheet1.K1"/>
    </style:style>
    <style:style style:name="ce18" style:family="table-cell" style:parent-style-name="Default">
      <style:map style:condition="cell-content()&lt;0.01" style:apply-style-name="Red_20_is_20_significant" style:base-cell-address="Sheet1.U1"/>
    </style:style>
    <style:style style:name="ce19" style:family="table-cell" style:parent-style-name="Default">
      <style:text-properties fo:font-style="italic" style:font-style-asian="italic" style:font-style-complex="italic"/>
      <style:map style:condition="cell-content()&lt;0.001" style:apply-style-name="Red_20_is_20_significant" style:base-cell-address="Sheet1.O1"/>
    </style:style>
    <style:style style:name="ce20" style:family="table-cell" style:parent-style-name="Default">
      <style:map style:condition="cell-content()&lt;0" style:apply-style-name="Red_20_is_20_significant" style:base-cell-address="Sheet1.V1"/>
    </style:style>
    <style:style style:name="ce21" style:family="table-cell" style:parent-style-name="Default">
      <style:text-properties fo:font-style="italic" style:font-style-asian="italic" style:font-style-complex="italic"/>
      <style:map style:condition="cell-content()&lt;0" style:apply-style-name="Red_20_is_20_significant" style:base-cell-address="Sheet1.J1"/>
    </style:style>
    <style:style style:name="ce22" style:family="table-cell" style:parent-style-name="Default">
      <style:text-properties fo:font-style="italic" style:font-style-asian="italic" style:font-style-complex="italic"/>
      <style:map style:condition="cell-content()&lt;0" style:apply-style-name="Red_20_is_20_significant" style:base-cell-address="Sheet1.K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10" table:default-cell-style-name="ce8"/>
        <table:table-column table:style-name="co10" table:default-cell-style-name="ce11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2"/>
        <table:table-column table:style-name="co10" table:default-cell-style-name="ce14"/>
        <table:table-column table:style-name="co10" table:default-cell-style-name="ce16"/>
        <table:table-column table:style-name="co11" table:number-columns-repeated="3" table:default-cell-style-name="Default"/>
        <table:table-column table:style-name="co11" table:default-cell-style-name="ce18"/>
        <table:table-column table:style-name="co11" table:number-columns-repeated="2" table:default-cell-style-name="ce20"/>
        <table:table-row table:style-name="ro1">
          <table:table-cell table:style-name="ce1" office:value-type="string">
            <text:p>Analysis of Deviance</text:p>
          </table:table-cell>
          <table:table-cell table:number-columns-repeated="8"/>
          <table:table-cell table:style-name="ce5" table:number-columns-repeated="2"/>
          <table:table-cell table:number-columns-repeated="12"/>
        </table:table-row>
        <table:table-row table:style-name="ro2">
          <table:table-cell table:style-name="ce1"/>
          <table:table-cell table:number-columns-repeated="4"/>
          <table:table-cell table:style-name="ce1" office:value-type="string">
            <text:p>Position tuning</text:p>
          </table:table-cell>
          <table:table-cell table:number-columns-repeated="3"/>
          <table:table-cell table:style-name="ce6"/>
          <table:table-cell table:style-name="ce9"/>
          <table:table-cell table:style-name="ce1" office:value-type="string">
            <text:p>Velocity tuning</text:p>
          </table:table-cell>
          <table:table-cell table:number-columns-repeated="5"/>
          <table:table-cell table:style-name="ce1" office:value-type="string">
            <text:p>Accel tuning</text:p>
          </table:table-cell>
          <table:table-cell table:number-columns-repeated="5"/>
        </table:table-row>
        <table:table-row table:style-name="ro2">
          <table:table-cell table:style-name="ce2" office:value-type="string">
            <text:p>Unit</text:p>
          </table:table-cell>
          <table:table-cell table:style-name="ce2" office:value-type="string">
            <text:p>Dev M</text:p>
          </table:table-cell>
          <table:table-cell table:style-name="ce2" office:value-type="string">
            <text:p>nM</text:p>
          </table:table-cell>
          <table:table-cell table:style-name="ce2" office:value-type="string">
            <text:p>Dev MS</text:p>
          </table:table-cell>
          <table:table-cell table:style-name="ce2" office:value-type="string">
            <text:p>nMS</text:p>
          </table:table-cell>
          <table:table-cell table:style-name="ce2" office:value-type="string">
            <text:p>Dev MSP</text:p>
          </table:table-cell>
          <table:table-cell table:style-name="ce2" office:value-type="string">
            <text:p>nMSP</text:p>
          </table:table-cell>
          <table:table-cell table:style-name="ce2" office:value-type="string">
            <text:p>Chi^2</text:p>
          </table:table-cell>
          <table:table-cell table:style-name="ce4" office:value-type="string">
            <text:p>P-value</text:p>
          </table:table-cell>
          <table:table-cell table:style-name="ce7" office:value-type="string">
            <text:p>AIC(MSP-MS)</text:p>
          </table:table-cell>
          <table:table-cell table:style-name="ce10" office:value-type="string">
            <text:p>BIC(MSP-MS)</text:p>
          </table:table-cell>
          <table:table-cell table:style-name="ce2" office:value-type="string">
            <text:p>Dev MSV</text:p>
          </table:table-cell>
          <table:table-cell table:style-name="ce2" office:value-type="string">
            <text:p>nMSV</text:p>
          </table:table-cell>
          <table:table-cell table:style-name="ce2" office:value-type="string">
            <text:p>Chi^2</text:p>
          </table:table-cell>
          <table:table-cell table:style-name="ce13" office:value-type="string">
            <text:p>P-value</text:p>
          </table:table-cell>
          <table:table-cell table:style-name="ce15" office:value-type="string">
            <text:p>AIC(MSV-MS)</text:p>
          </table:table-cell>
          <table:table-cell table:style-name="ce17" office:value-type="string">
            <text:p>BIC(MSV-MS)</text:p>
          </table:table-cell>
          <table:table-cell table:style-name="ce2" office:value-type="string">
            <text:p>Dev MSA</text:p>
          </table:table-cell>
          <table:table-cell table:style-name="ce2" office:value-type="string">
            <text:p>nMSA</text:p>
          </table:table-cell>
          <table:table-cell table:style-name="ce2" office:value-type="string">
            <text:p>Chi^2</text:p>
          </table:table-cell>
          <table:table-cell table:style-name="ce19" office:value-type="string">
            <text:p>P-value</text:p>
          </table:table-cell>
          <table:table-cell table:style-name="ce21" office:value-type="string">
            <text:p>AIC(MSA-MS)</text:p>
          </table:table-cell>
          <table:table-cell table:style-name="ce22" office:value-type="string">
            <text:p>BIC(MSA-MS)</text:p>
          </table:table-cell>
        </table:table-row>
        <table:table-row table:style-name="ro2">
          <table:table-cell office:value-type="float" office:value="10.1">
            <text:p>10.1</text:p>
          </table:table-cell>
          <table:table-cell office:value-type="float" office:value="33159">
            <text:p>33159</text:p>
          </table:table-cell>
          <table:table-cell office:value-type="float" office:value="1">
            <text:p>1</text:p>
          </table:table-cell>
          <table:table-cell office:value-type="float" office:value="32829">
            <text:p>32829</text:p>
          </table:table-cell>
          <table:table-cell office:value-type="float" office:value="101">
            <text:p>101</text:p>
          </table:table-cell>
          <table:table-cell office:value-type="float" office:value="32741">
            <text:p>32741</text:p>
          </table:table-cell>
          <table:table-cell office:value-type="float" office:value="103">
            <text:p>103</text:p>
          </table:table-cell>
          <table:table-cell office:value-type="float" office:value="87.645">
            <text:p>87.645</text:p>
          </table:table-cell>
          <table:table-cell office:value-type="float" office:value="0">
            <text:p>0</text:p>
          </table:table-cell>
          <table:table-cell table:style-name="ce5" office:value-type="float" office:value="-83.645">
            <text:p>-83.645</text:p>
          </table:table-cell>
          <table:table-cell table:style-name="ce5" office:value-type="float" office:value="-62.574">
            <text:p>-62.574</text:p>
          </table:table-cell>
          <table:table-cell office:value-type="float" office:value="32827">
            <text:p>32827</text:p>
          </table:table-cell>
          <table:table-cell office:value-type="float" office:value="103">
            <text:p>103</text:p>
          </table:table-cell>
          <table:table-cell office:value-type="float" office:value="2.1275">
            <text:p>2.1275</text:p>
          </table:table-cell>
          <table:table-cell office:value-type="float" office:value="0.34515">
            <text:p>0.34515</text:p>
          </table:table-cell>
          <table:table-cell office:value-type="float" office:value="1.8725">
            <text:p>1.8725</text:p>
          </table:table-cell>
          <table:table-cell office:value-type="float" office:value="22.944">
            <text:p>22.944</text:p>
          </table:table-cell>
          <table:table-cell office:value-type="float" office:value="32826">
            <text:p>32826</text:p>
          </table:table-cell>
          <table:table-cell office:value-type="float" office:value="103">
            <text:p>103</text:p>
          </table:table-cell>
          <table:table-cell office:value-type="float" office:value="2.9038">
            <text:p>2.9038</text:p>
          </table:table-cell>
          <table:table-cell office:value-type="float" office:value="0.23413">
            <text:p>0.23413</text:p>
          </table:table-cell>
          <table:table-cell office:value-type="float" office:value="1.0962">
            <text:p>1.0962</text:p>
          </table:table-cell>
          <table:table-cell office:value-type="float" office:value="22.168">
            <text:p>22.168</text:p>
          </table:table-cell>
        </table:table-row>
        <table:table-row table:style-name="ro2">
          <table:table-cell office:value-type="float" office:value="16.2">
            <text:p>16.2</text:p>
          </table:table-cell>
          <table:table-cell office:value-type="float" office:value="28592">
            <text:p>28592</text:p>
          </table:table-cell>
          <table:table-cell office:value-type="float" office:value="1">
            <text:p>1</text:p>
          </table:table-cell>
          <table:table-cell office:value-type="float" office:value="27114">
            <text:p>27114</text:p>
          </table:table-cell>
          <table:table-cell office:value-type="float" office:value="101">
            <text:p>101</text:p>
          </table:table-cell>
          <table:table-cell office:value-type="float" office:value="27110">
            <text:p>27110</text:p>
          </table:table-cell>
          <table:table-cell office:value-type="float" office:value="103">
            <text:p>103</text:p>
          </table:table-cell>
          <table:table-cell office:value-type="float" office:value="3.8092">
            <text:p>3.8092</text:p>
          </table:table-cell>
          <table:table-cell office:value-type="float" office:value="0.14888">
            <text:p>0.14888</text:p>
          </table:table-cell>
          <table:table-cell table:style-name="ce5" office:value-type="float" office:value="0.19083">
            <text:p>0.19083</text:p>
          </table:table-cell>
          <table:table-cell table:style-name="ce5" office:value-type="float" office:value="21.262">
            <text:p>21.262</text:p>
          </table:table-cell>
          <table:table-cell office:value-type="float" office:value="26733">
            <text:p>26733</text:p>
          </table:table-cell>
          <table:table-cell office:value-type="float" office:value="103">
            <text:p>103</text:p>
          </table:table-cell>
          <table:table-cell office:value-type="float" office:value="381.06">
            <text:p>381.06</text:p>
          </table:table-cell>
          <table:table-cell office:value-type="float" office:value="0">
            <text:p>0</text:p>
          </table:table-cell>
          <table:table-cell office:value-type="float" office:value="-377.06">
            <text:p>-377.06</text:p>
          </table:table-cell>
          <table:table-cell office:value-type="float" office:value="-355.99">
            <text:p>-355.99</text:p>
          </table:table-cell>
          <table:table-cell office:value-type="float" office:value="27042">
            <text:p>27042</text:p>
          </table:table-cell>
          <table:table-cell office:value-type="float" office:value="103">
            <text:p>103</text:p>
          </table:table-cell>
          <table:table-cell office:value-type="float" office:value="72.566">
            <text:p>72.566</text:p>
          </table:table-cell>
          <table:table-cell office:value-type="float" office:value="2.2204E-016">
            <text:p>2.2204E-016</text:p>
          </table:table-cell>
          <table:table-cell office:value-type="float" office:value="-68.566">
            <text:p>-68.566</text:p>
          </table:table-cell>
          <table:table-cell office:value-type="float" office:value="-47.494">
            <text:p>-47.494</text:p>
          </table:table-cell>
        </table:table-row>
        <table:table-row table:style-name="ro2">
          <table:table-cell office:value-type="float" office:value="24.1">
            <text:p>24.1</text:p>
          </table:table-cell>
          <table:table-cell office:value-type="float" office:value="39653">
            <text:p>39653</text:p>
          </table:table-cell>
          <table:table-cell office:value-type="float" office:value="1">
            <text:p>1</text:p>
          </table:table-cell>
          <table:table-cell office:value-type="float" office:value="37385">
            <text:p>37385</text:p>
          </table:table-cell>
          <table:table-cell office:value-type="float" office:value="101">
            <text:p>101</text:p>
          </table:table-cell>
          <table:table-cell office:value-type="float" office:value="37371">
            <text:p>37371</text:p>
          </table:table-cell>
          <table:table-cell office:value-type="float" office:value="103">
            <text:p>103</text:p>
          </table:table-cell>
          <table:table-cell office:value-type="float" office:value="14.144">
            <text:p>14.144</text:p>
          </table:table-cell>
          <table:table-cell office:value-type="float" office:value="0.00084857">
            <text:p>0.00084857</text:p>
          </table:table-cell>
          <table:table-cell table:style-name="ce5" office:value-type="float" office:value="-10.144">
            <text:p>-10.144</text:p>
          </table:table-cell>
          <table:table-cell table:style-name="ce5" office:value-type="float" office:value="10.928">
            <text:p>10.928</text:p>
          </table:table-cell>
          <table:table-cell office:value-type="float" office:value="37372">
            <text:p>37372</text:p>
          </table:table-cell>
          <table:table-cell office:value-type="float" office:value="103">
            <text:p>103</text:p>
          </table:table-cell>
          <table:table-cell office:value-type="float" office:value="12.813">
            <text:p>12.813</text:p>
          </table:table-cell>
          <table:table-cell office:value-type="float" office:value="0.0016509">
            <text:p>0.0016509</text:p>
          </table:table-cell>
          <table:table-cell office:value-type="float" office:value="-8.8128">
            <text:p>-8.8128</text:p>
          </table:table-cell>
          <table:table-cell office:value-type="float" office:value="12.259">
            <text:p>12.259</text:p>
          </table:table-cell>
          <table:table-cell office:value-type="float" office:value="37374">
            <text:p>37374</text:p>
          </table:table-cell>
          <table:table-cell office:value-type="float" office:value="103">
            <text:p>103</text:p>
          </table:table-cell>
          <table:table-cell office:value-type="float" office:value="11.122">
            <text:p>11.122</text:p>
          </table:table-cell>
          <table:table-cell office:value-type="float" office:value="0.0038445">
            <text:p>0.0038445</text:p>
          </table:table-cell>
          <table:table-cell office:value-type="float" office:value="-7.1222">
            <text:p>-7.1222</text:p>
          </table:table-cell>
          <table:table-cell office:value-type="float" office:value="13.949">
            <text:p>13.949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3297">
            <text:p>53297</text:p>
          </table:table-cell>
          <table:table-cell office:value-type="float" office:value="1">
            <text:p>1</text:p>
          </table:table-cell>
          <table:table-cell office:value-type="float" office:value="52700">
            <text:p>52700</text:p>
          </table:table-cell>
          <table:table-cell office:value-type="float" office:value="101">
            <text:p>101</text:p>
          </table:table-cell>
          <table:table-cell office:value-type="float" office:value="52697">
            <text:p>52697</text:p>
          </table:table-cell>
          <table:table-cell office:value-type="float" office:value="103">
            <text:p>103</text:p>
          </table:table-cell>
          <table:table-cell office:value-type="float" office:value="2.2194">
            <text:p>2.2194</text:p>
          </table:table-cell>
          <table:table-cell office:value-type="float" office:value="0.32966">
            <text:p>0.32966</text:p>
          </table:table-cell>
          <table:table-cell table:style-name="ce5" office:value-type="float" office:value="1.7806">
            <text:p>1.7806</text:p>
          </table:table-cell>
          <table:table-cell table:style-name="ce5" office:value-type="float" office:value="22.852">
            <text:p>22.852</text:p>
          </table:table-cell>
          <table:table-cell office:value-type="float" office:value="52669">
            <text:p>52669</text:p>
          </table:table-cell>
          <table:table-cell office:value-type="float" office:value="103">
            <text:p>103</text:p>
          </table:table-cell>
          <table:table-cell office:value-type="float" office:value="30.866">
            <text:p>30.866</text:p>
          </table:table-cell>
          <table:table-cell office:value-type="float" office:value="0.00000019835">
            <text:p>1.9835E-007</text:p>
          </table:table-cell>
          <table:table-cell office:value-type="float" office:value="-26.866">
            <text:p>-26.866</text:p>
          </table:table-cell>
          <table:table-cell office:value-type="float" office:value="-5.795">
            <text:p>-5.795</text:p>
          </table:table-cell>
          <table:table-cell office:value-type="float" office:value="52698">
            <text:p>52698</text:p>
          </table:table-cell>
          <table:table-cell office:value-type="float" office:value="103">
            <text:p>103</text:p>
          </table:table-cell>
          <table:table-cell office:value-type="float" office:value="2.1242">
            <text:p>2.1242</text:p>
          </table:table-cell>
          <table:table-cell office:value-type="float" office:value="0.34574">
            <text:p>0.34574</text:p>
          </table:table-cell>
          <table:table-cell office:value-type="float" office:value="1.8758">
            <text:p>1.8758</text:p>
          </table:table-cell>
          <table:table-cell office:value-type="float" office:value="22.947">
            <text:p>22.947</text:p>
          </table:table-cell>
        </table:table-row>
        <table:table-row table:style-name="ro2">
          <table:table-cell office:value-type="float" office:value="26.1">
            <text:p>26.1</text:p>
          </table:table-cell>
          <table:table-cell office:value-type="float" office:value="87539">
            <text:p>87539</text:p>
          </table:table-cell>
          <table:table-cell office:value-type="float" office:value="1">
            <text:p>1</text:p>
          </table:table-cell>
          <table:table-cell office:value-type="float" office:value="86400">
            <text:p>86400</text:p>
          </table:table-cell>
          <table:table-cell office:value-type="float" office:value="101">
            <text:p>101</text:p>
          </table:table-cell>
          <table:table-cell office:value-type="float" office:value="86399">
            <text:p>86399</text:p>
          </table:table-cell>
          <table:table-cell office:value-type="float" office:value="103">
            <text:p>103</text:p>
          </table:table-cell>
          <table:table-cell office:value-type="float" office:value="1.5674">
            <text:p>1.5674</text:p>
          </table:table-cell>
          <table:table-cell office:value-type="float" office:value="0.45672">
            <text:p>0.45672</text:p>
          </table:table-cell>
          <table:table-cell table:style-name="ce5" office:value-type="float" office:value="2.4326">
            <text:p>2.4326</text:p>
          </table:table-cell>
          <table:table-cell table:style-name="ce5" office:value-type="float" office:value="23.504">
            <text:p>23.504</text:p>
          </table:table-cell>
          <table:table-cell office:value-type="float" office:value="86392">
            <text:p>86392</text:p>
          </table:table-cell>
          <table:table-cell office:value-type="float" office:value="103">
            <text:p>103</text:p>
          </table:table-cell>
          <table:table-cell office:value-type="float" office:value="8.5319">
            <text:p>8.5319</text:p>
          </table:table-cell>
          <table:table-cell office:value-type="float" office:value="0.014038">
            <text:p>0.014038</text:p>
          </table:table-cell>
          <table:table-cell office:value-type="float" office:value="-4.5319">
            <text:p>-4.5319</text:p>
          </table:table-cell>
          <table:table-cell office:value-type="float" office:value="16.54">
            <text:p>16.54</text:p>
          </table:table-cell>
          <table:table-cell office:value-type="float" office:value="86399">
            <text:p>86399</text:p>
          </table:table-cell>
          <table:table-cell office:value-type="float" office:value="103">
            <text:p>103</text:p>
          </table:table-cell>
          <table:table-cell office:value-type="float" office:value="1.3898">
            <text:p>1.3898</text:p>
          </table:table-cell>
          <table:table-cell office:value-type="float" office:value="0.49914">
            <text:p>0.49914</text:p>
          </table:table-cell>
          <table:table-cell office:value-type="float" office:value="2.6102">
            <text:p>2.6102</text:p>
          </table:table-cell>
          <table:table-cell office:value-type="float" office:value="23.682">
            <text:p>23.682</text:p>
          </table:table-cell>
        </table:table-row>
        <table:table-row table:style-name="ro2">
          <table:table-cell office:value-type="float" office:value="31.1">
            <text:p>31.1</text:p>
          </table:table-cell>
          <table:table-cell office:value-type="float" office:value="66897">
            <text:p>66897</text:p>
          </table:table-cell>
          <table:table-cell office:value-type="float" office:value="1">
            <text:p>1</text:p>
          </table:table-cell>
          <table:table-cell office:value-type="float" office:value="62325">
            <text:p>62325</text:p>
          </table:table-cell>
          <table:table-cell office:value-type="float" office:value="101">
            <text:p>101</text:p>
          </table:table-cell>
          <table:table-cell office:value-type="float" office:value="62304">
            <text:p>62304</text:p>
          </table:table-cell>
          <table:table-cell office:value-type="float" office:value="103">
            <text:p>103</text:p>
          </table:table-cell>
          <table:table-cell office:value-type="float" office:value="21.258">
            <text:p>21.258</text:p>
          </table:table-cell>
          <table:table-cell office:value-type="float" office:value="0.000024206">
            <text:p>0.000024206</text:p>
          </table:table-cell>
          <table:table-cell table:style-name="ce5" office:value-type="float" office:value="-17.258">
            <text:p>-17.258</text:p>
          </table:table-cell>
          <table:table-cell table:style-name="ce5" office:value-type="float" office:value="3.8137">
            <text:p>3.8137</text:p>
          </table:table-cell>
          <table:table-cell office:value-type="float" office:value="62241">
            <text:p>62241</text:p>
          </table:table-cell>
          <table:table-cell office:value-type="float" office:value="103">
            <text:p>103</text:p>
          </table:table-cell>
          <table:table-cell office:value-type="float" office:value="84.116">
            <text:p>84.116</text:p>
          </table:table-cell>
          <table:table-cell office:value-type="float" office:value="0">
            <text:p>0</text:p>
          </table:table-cell>
          <table:table-cell office:value-type="float" office:value="-80.116">
            <text:p>-80.116</text:p>
          </table:table-cell>
          <table:table-cell office:value-type="float" office:value="-59.045">
            <text:p>-59.045</text:p>
          </table:table-cell>
          <table:table-cell office:value-type="float" office:value="62256">
            <text:p>62256</text:p>
          </table:table-cell>
          <table:table-cell office:value-type="float" office:value="103">
            <text:p>103</text:p>
          </table:table-cell>
          <table:table-cell office:value-type="float" office:value="68.582">
            <text:p>68.582</text:p>
          </table:table-cell>
          <table:table-cell office:value-type="float" office:value="1.3323E-015">
            <text:p>1.3323E-015</text:p>
          </table:table-cell>
          <table:table-cell office:value-type="float" office:value="-64.582">
            <text:p>-64.582</text:p>
          </table:table-cell>
          <table:table-cell office:value-type="float" office:value="-43.51">
            <text:p>-43.51</text:p>
          </table:table-cell>
        </table:table-row>
        <table:table-row table:style-name="ro2">
          <table:table-cell office:value-type="float" office:value="31.2">
            <text:p>31.2</text:p>
          </table:table-cell>
          <table:table-cell office:value-type="float" office:value="71784">
            <text:p>71784</text:p>
          </table:table-cell>
          <table:table-cell office:value-type="float" office:value="1">
            <text:p>1</text:p>
          </table:table-cell>
          <table:table-cell office:value-type="float" office:value="68660">
            <text:p>68660</text:p>
          </table:table-cell>
          <table:table-cell office:value-type="float" office:value="101">
            <text:p>101</text:p>
          </table:table-cell>
          <table:table-cell office:value-type="float" office:value="68659">
            <text:p>68659</text:p>
          </table:table-cell>
          <table:table-cell office:value-type="float" office:value="103">
            <text:p>103</text:p>
          </table:table-cell>
          <table:table-cell office:value-type="float" office:value="1.5744">
            <text:p>1.5744</text:p>
          </table:table-cell>
          <table:table-cell office:value-type="float" office:value="0.45511">
            <text:p>0.45511</text:p>
          </table:table-cell>
          <table:table-cell table:style-name="ce5" office:value-type="float" office:value="2.4256">
            <text:p>2.4256</text:p>
          </table:table-cell>
          <table:table-cell table:style-name="ce5" office:value-type="float" office:value="23.497">
            <text:p>23.497</text:p>
          </table:table-cell>
          <table:table-cell office:value-type="float" office:value="68628">
            <text:p>68628</text:p>
          </table:table-cell>
          <table:table-cell office:value-type="float" office:value="103">
            <text:p>103</text:p>
          </table:table-cell>
          <table:table-cell office:value-type="float" office:value="32.312">
            <text:p>32.312</text:p>
          </table:table-cell>
          <table:table-cell office:value-type="float" office:value="0.000000096286">
            <text:p>9.6286E-008</text:p>
          </table:table-cell>
          <table:table-cell office:value-type="float" office:value="-28.312">
            <text:p>-28.312</text:p>
          </table:table-cell>
          <table:table-cell office:value-type="float" office:value="-7.2404">
            <text:p>-7.2404</text:p>
          </table:table-cell>
          <table:table-cell office:value-type="float" office:value="68625">
            <text:p>68625</text:p>
          </table:table-cell>
          <table:table-cell office:value-type="float" office:value="103">
            <text:p>103</text:p>
          </table:table-cell>
          <table:table-cell office:value-type="float" office:value="35.132">
            <text:p>35.132</text:p>
          </table:table-cell>
          <table:table-cell office:value-type="float" office:value="0.000000023502">
            <text:p>2.3502E-008</text:p>
          </table:table-cell>
          <table:table-cell office:value-type="float" office:value="-31.132">
            <text:p>-31.132</text:p>
          </table:table-cell>
          <table:table-cell office:value-type="float" office:value="-10.061">
            <text:p>-10.061</text:p>
          </table:table-cell>
        </table:table-row>
        <table:table-row table:style-name="ro2">
          <table:table-cell office:value-type="float" office:value="53.1">
            <text:p>53.1</text:p>
          </table:table-cell>
          <table:table-cell office:value-type="float" office:value="54677">
            <text:p>54677</text:p>
          </table:table-cell>
          <table:table-cell office:value-type="float" office:value="1">
            <text:p>1</text:p>
          </table:table-cell>
          <table:table-cell office:value-type="float" office:value="52254">
            <text:p>52254</text:p>
          </table:table-cell>
          <table:table-cell office:value-type="float" office:value="101">
            <text:p>101</text:p>
          </table:table-cell>
          <table:table-cell office:value-type="float" office:value="52213">
            <text:p>52213</text:p>
          </table:table-cell>
          <table:table-cell office:value-type="float" office:value="103">
            <text:p>103</text:p>
          </table:table-cell>
          <table:table-cell office:value-type="float" office:value="40.354">
            <text:p>40.354</text:p>
          </table:table-cell>
          <table:table-cell office:value-type="float" office:value="0.0000000017265">
            <text:p>1.7265E-009</text:p>
          </table:table-cell>
          <table:table-cell table:style-name="ce5" office:value-type="float" office:value="-36.354">
            <text:p>-36.354</text:p>
          </table:table-cell>
          <table:table-cell table:style-name="ce5" office:value-type="float" office:value="-15.283">
            <text:p>-15.283</text:p>
          </table:table-cell>
          <table:table-cell office:value-type="float" office:value="52226">
            <text:p>52226</text:p>
          </table:table-cell>
          <table:table-cell office:value-type="float" office:value="103">
            <text:p>103</text:p>
          </table:table-cell>
          <table:table-cell office:value-type="float" office:value="27.943">
            <text:p>27.943</text:p>
          </table:table-cell>
          <table:table-cell office:value-type="float" office:value="0.00000085572">
            <text:p>8.5572E-007</text:p>
          </table:table-cell>
          <table:table-cell office:value-type="float" office:value="-23.943">
            <text:p>-23.943</text:p>
          </table:table-cell>
          <table:table-cell office:value-type="float" office:value="-2.8712">
            <text:p>-2.8712</text:p>
          </table:table-cell>
          <table:table-cell office:value-type="float" office:value="52236">
            <text:p>52236</text:p>
          </table:table-cell>
          <table:table-cell office:value-type="float" office:value="103">
            <text:p>103</text:p>
          </table:table-cell>
          <table:table-cell office:value-type="float" office:value="18.068">
            <text:p>18.068</text:p>
          </table:table-cell>
          <table:table-cell office:value-type="float" office:value="0.00011926">
            <text:p>0.00011926</text:p>
          </table:table-cell>
          <table:table-cell office:value-type="float" office:value="-14.068">
            <text:p>-14.068</text:p>
          </table:table-cell>
          <table:table-cell office:value-type="float" office:value="7.0032">
            <text:p>7.0032</text:p>
          </table:table-cell>
        </table:table-row>
        <table:table-row table:style-name="ro2">
          <table:table-cell office:value-type="float" office:value="55.1">
            <text:p>55.1</text:p>
          </table:table-cell>
          <table:table-cell office:value-type="float" office:value="67202">
            <text:p>67202</text:p>
          </table:table-cell>
          <table:table-cell office:value-type="float" office:value="1">
            <text:p>1</text:p>
          </table:table-cell>
          <table:table-cell office:value-type="float" office:value="60398">
            <text:p>60398</text:p>
          </table:table-cell>
          <table:table-cell office:value-type="float" office:value="101">
            <text:p>101</text:p>
          </table:table-cell>
          <table:table-cell office:value-type="float" office:value="60390">
            <text:p>60390</text:p>
          </table:table-cell>
          <table:table-cell office:value-type="float" office:value="103">
            <text:p>103</text:p>
          </table:table-cell>
          <table:table-cell office:value-type="float" office:value="8.3489">
            <text:p>8.3489</text:p>
          </table:table-cell>
          <table:table-cell office:value-type="float" office:value="0.015384">
            <text:p>0.015384</text:p>
          </table:table-cell>
          <table:table-cell table:style-name="ce5" office:value-type="float" office:value="-4.3489">
            <text:p>-4.3489</text:p>
          </table:table-cell>
          <table:table-cell table:style-name="ce5" office:value-type="float" office:value="16.723">
            <text:p>16.723</text:p>
          </table:table-cell>
          <table:table-cell office:value-type="float" office:value="60185">
            <text:p>60185</text:p>
          </table:table-cell>
          <table:table-cell office:value-type="float" office:value="103">
            <text:p>103</text:p>
          </table:table-cell>
          <table:table-cell office:value-type="float" office:value="213.03">
            <text:p>213.03</text:p>
          </table:table-cell>
          <table:table-cell office:value-type="float" office:value="0">
            <text:p>0</text:p>
          </table:table-cell>
          <table:table-cell office:value-type="float" office:value="-209.03">
            <text:p>-209.03</text:p>
          </table:table-cell>
          <table:table-cell office:value-type="float" office:value="-187.96">
            <text:p>-187.96</text:p>
          </table:table-cell>
          <table:table-cell office:value-type="float" office:value="60320">
            <text:p>60320</text:p>
          </table:table-cell>
          <table:table-cell office:value-type="float" office:value="103">
            <text:p>103</text:p>
          </table:table-cell>
          <table:table-cell office:value-type="float" office:value="78.006">
            <text:p>78.006</text:p>
          </table:table-cell>
          <table:table-cell office:value-type="float" office:value="0">
            <text:p>0</text:p>
          </table:table-cell>
          <table:table-cell office:value-type="float" office:value="-74.006">
            <text:p>-74.006</text:p>
          </table:table-cell>
          <table:table-cell office:value-type="float" office:value="-52.934">
            <text:p>-52.934</text:p>
          </table:table-cell>
        </table:table-row>
        <table:table-row table:style-name="ro2">
          <table:table-cell office:value-type="float" office:value="56.1">
            <text:p>56.1</text:p>
          </table:table-cell>
          <table:table-cell office:value-type="float" office:value="66099">
            <text:p>66099</text:p>
          </table:table-cell>
          <table:table-cell office:value-type="float" office:value="1">
            <text:p>1</text:p>
          </table:table-cell>
          <table:table-cell office:value-type="float" office:value="63373">
            <text:p>63373</text:p>
          </table:table-cell>
          <table:table-cell office:value-type="float" office:value="101">
            <text:p>101</text:p>
          </table:table-cell>
          <table:table-cell office:value-type="float" office:value="63353">
            <text:p>63353</text:p>
          </table:table-cell>
          <table:table-cell office:value-type="float" office:value="103">
            <text:p>103</text:p>
          </table:table-cell>
          <table:table-cell office:value-type="float" office:value="20.765">
            <text:p>20.765</text:p>
          </table:table-cell>
          <table:table-cell office:value-type="float" office:value="0.000030977">
            <text:p>0.000030977</text:p>
          </table:table-cell>
          <table:table-cell table:style-name="ce5" office:value-type="float" office:value="-16.765">
            <text:p>-16.765</text:p>
          </table:table-cell>
          <table:table-cell table:style-name="ce5" office:value-type="float" office:value="4.3069">
            <text:p>4.3069</text:p>
          </table:table-cell>
          <table:table-cell office:value-type="float" office:value="63226">
            <text:p>63226</text:p>
          </table:table-cell>
          <table:table-cell office:value-type="float" office:value="103">
            <text:p>103</text:p>
          </table:table-cell>
          <table:table-cell office:value-type="float" office:value="147.4">
            <text:p>147.4</text:p>
          </table:table-cell>
          <table:table-cell office:value-type="float" office:value="0">
            <text:p>0</text:p>
          </table:table-cell>
          <table:table-cell office:value-type="float" office:value="-143.4">
            <text:p>-143.4</text:p>
          </table:table-cell>
          <table:table-cell office:value-type="float" office:value="-122.33">
            <text:p>-122.33</text:p>
          </table:table-cell>
          <table:table-cell office:value-type="float" office:value="63357">
            <text:p>63357</text:p>
          </table:table-cell>
          <table:table-cell office:value-type="float" office:value="103">
            <text:p>103</text:p>
          </table:table-cell>
          <table:table-cell office:value-type="float" office:value="16.649">
            <text:p>16.649</text:p>
          </table:table-cell>
          <table:table-cell office:value-type="float" office:value="0.00024247">
            <text:p>0.00024247</text:p>
          </table:table-cell>
          <table:table-cell office:value-type="float" office:value="-12.649">
            <text:p>-12.649</text:p>
          </table:table-cell>
          <table:table-cell office:value-type="float" office:value="8.4222">
            <text:p>8.4222</text:p>
          </table:table-cell>
        </table:table-row>
        <table:table-row table:style-name="ro2">
          <table:table-cell office:value-type="float" office:value="58.1">
            <text:p>58.1</text:p>
          </table:table-cell>
          <table:table-cell office:value-type="float" office:value="77290">
            <text:p>77290</text:p>
          </table:table-cell>
          <table:table-cell office:value-type="float" office:value="1">
            <text:p>1</text:p>
          </table:table-cell>
          <table:table-cell office:value-type="float" office:value="73482">
            <text:p>73482</text:p>
          </table:table-cell>
          <table:table-cell office:value-type="float" office:value="101">
            <text:p>101</text:p>
          </table:table-cell>
          <table:table-cell office:value-type="float" office:value="73471">
            <text:p>73471</text:p>
          </table:table-cell>
          <table:table-cell office:value-type="float" office:value="103">
            <text:p>103</text:p>
          </table:table-cell>
          <table:table-cell office:value-type="float" office:value="11.365">
            <text:p>11.365</text:p>
          </table:table-cell>
          <table:table-cell office:value-type="float" office:value="0.0034048">
            <text:p>0.0034048</text:p>
          </table:table-cell>
          <table:table-cell table:style-name="ce5" office:value-type="float" office:value="-7.3651">
            <text:p>-7.3651</text:p>
          </table:table-cell>
          <table:table-cell table:style-name="ce5" office:value-type="float" office:value="13.706">
            <text:p>13.706</text:p>
          </table:table-cell>
          <table:table-cell office:value-type="float" office:value="73335">
            <text:p>73335</text:p>
          </table:table-cell>
          <table:table-cell office:value-type="float" office:value="103">
            <text:p>103</text:p>
          </table:table-cell>
          <table:table-cell office:value-type="float" office:value="147.08">
            <text:p>147.08</text:p>
          </table:table-cell>
          <table:table-cell office:value-type="float" office:value="0">
            <text:p>0</text:p>
          </table:table-cell>
          <table:table-cell office:value-type="float" office:value="-143.08">
            <text:p>-143.08</text:p>
          </table:table-cell>
          <table:table-cell office:value-type="float" office:value="-122">
            <text:p>-122</text:p>
          </table:table-cell>
          <table:table-cell office:value-type="float" office:value="73471">
            <text:p>73471</text:p>
          </table:table-cell>
          <table:table-cell office:value-type="float" office:value="103">
            <text:p>103</text:p>
          </table:table-cell>
          <table:table-cell office:value-type="float" office:value="11.493">
            <text:p>11.493</text:p>
          </table:table-cell>
          <table:table-cell office:value-type="float" office:value="0.0031942">
            <text:p>0.0031942</text:p>
          </table:table-cell>
          <table:table-cell office:value-type="float" office:value="-7.4928">
            <text:p>-7.4928</text:p>
          </table:table-cell>
          <table:table-cell office:value-type="float" office:value="13.579">
            <text:p>13.579</text:p>
          </table:table-cell>
        </table:table-row>
        <table:table-row table:style-name="ro2">
          <table:table-cell office:value-type="float" office:value="59.1">
            <text:p>59.1</text:p>
          </table:table-cell>
          <table:table-cell office:value-type="float" office:value="76020">
            <text:p>76020</text:p>
          </table:table-cell>
          <table:table-cell office:value-type="float" office:value="1">
            <text:p>1</text:p>
          </table:table-cell>
          <table:table-cell office:value-type="float" office:value="60024">
            <text:p>60024</text:p>
          </table:table-cell>
          <table:table-cell office:value-type="float" office:value="101">
            <text:p>101</text:p>
          </table:table-cell>
          <table:table-cell office:value-type="float" office:value="59987">
            <text:p>59987</text:p>
          </table:table-cell>
          <table:table-cell office:value-type="float" office:value="103">
            <text:p>103</text:p>
          </table:table-cell>
          <table:table-cell office:value-type="float" office:value="36.16">
            <text:p>36.16</text:p>
          </table:table-cell>
          <table:table-cell office:value-type="float" office:value="0.000000014057">
            <text:p>1.4057E-008</text:p>
          </table:table-cell>
          <table:table-cell table:style-name="ce5" office:value-type="float" office:value="-32.16">
            <text:p>-32.16</text:p>
          </table:table-cell>
          <table:table-cell table:style-name="ce5" office:value-type="float" office:value="-11.089">
            <text:p>-11.089</text:p>
          </table:table-cell>
          <table:table-cell office:value-type="float" office:value="60020">
            <text:p>60020</text:p>
          </table:table-cell>
          <table:table-cell office:value-type="float" office:value="103">
            <text:p>103</text:p>
          </table:table-cell>
          <table:table-cell office:value-type="float" office:value="3.2732">
            <text:p>3.2732</text:p>
          </table:table-cell>
          <table:table-cell office:value-type="float" office:value="0.19464">
            <text:p>0.19464</text:p>
          </table:table-cell>
          <table:table-cell office:value-type="float" office:value="0.72679">
            <text:p>0.72679</text:p>
          </table:table-cell>
          <table:table-cell office:value-type="float" office:value="21.798">
            <text:p>21.798</text:p>
          </table:table-cell>
          <table:table-cell office:value-type="float" office:value="59948">
            <text:p>59948</text:p>
          </table:table-cell>
          <table:table-cell office:value-type="float" office:value="103">
            <text:p>103</text:p>
          </table:table-cell>
          <table:table-cell office:value-type="float" office:value="75.888">
            <text:p>75.888</text:p>
          </table:table-cell>
          <table:table-cell office:value-type="float" office:value="0">
            <text:p>0</text:p>
          </table:table-cell>
          <table:table-cell office:value-type="float" office:value="-71.888">
            <text:p>-71.888</text:p>
          </table:table-cell>
          <table:table-cell office:value-type="float" office:value="-50.817">
            <text:p>-50.817</text:p>
          </table:table-cell>
        </table:table-row>
        <table:table-row table:style-name="ro2">
          <table:table-cell office:value-type="float" office:value="60.1">
            <text:p>60.1</text:p>
          </table:table-cell>
          <table:table-cell office:value-type="float" office:value="45403">
            <text:p>45403</text:p>
          </table:table-cell>
          <table:table-cell office:value-type="float" office:value="1">
            <text:p>1</text:p>
          </table:table-cell>
          <table:table-cell office:value-type="float" office:value="43359">
            <text:p>43359</text:p>
          </table:table-cell>
          <table:table-cell office:value-type="float" office:value="101">
            <text:p>101</text:p>
          </table:table-cell>
          <table:table-cell office:value-type="float" office:value="43357">
            <text:p>43357</text:p>
          </table:table-cell>
          <table:table-cell office:value-type="float" office:value="103">
            <text:p>103</text:p>
          </table:table-cell>
          <table:table-cell office:value-type="float" office:value="1.6641">
            <text:p>1.6641</text:p>
          </table:table-cell>
          <table:table-cell office:value-type="float" office:value="0.43517">
            <text:p>0.43517</text:p>
          </table:table-cell>
          <table:table-cell table:style-name="ce5" office:value-type="float" office:value="2.3359">
            <text:p>2.3359</text:p>
          </table:table-cell>
          <table:table-cell table:style-name="ce5" office:value-type="float" office:value="23.407">
            <text:p>23.407</text:p>
          </table:table-cell>
          <table:table-cell office:value-type="float" office:value="43290">
            <text:p>43290</text:p>
          </table:table-cell>
          <table:table-cell office:value-type="float" office:value="103">
            <text:p>103</text:p>
          </table:table-cell>
          <table:table-cell office:value-type="float" office:value="68.974">
            <text:p>68.974</text:p>
          </table:table-cell>
          <table:table-cell office:value-type="float" office:value="9.992E-016">
            <text:p>9.992E-016</text:p>
          </table:table-cell>
          <table:table-cell office:value-type="float" office:value="-64.974">
            <text:p>-64.974</text:p>
          </table:table-cell>
          <table:table-cell office:value-type="float" office:value="-43.903">
            <text:p>-43.903</text:p>
          </table:table-cell>
          <table:table-cell office:value-type="float" office:value="43355">
            <text:p>43355</text:p>
          </table:table-cell>
          <table:table-cell office:value-type="float" office:value="103">
            <text:p>103</text:p>
          </table:table-cell>
          <table:table-cell office:value-type="float" office:value="3.1573">
            <text:p>3.1573</text:p>
          </table:table-cell>
          <table:table-cell office:value-type="float" office:value="0.20625">
            <text:p>0.20625</text:p>
          </table:table-cell>
          <table:table-cell office:value-type="float" office:value="0.84271">
            <text:p>0.84271</text:p>
          </table:table-cell>
          <table:table-cell office:value-type="float" office:value="21.914">
            <text:p>21.914</text:p>
          </table:table-cell>
        </table:table-row>
        <table:table-row table:style-name="ro2">
          <table:table-cell office:value-type="float" office:value="62.1">
            <text:p>62.1</text:p>
          </table:table-cell>
          <table:table-cell office:value-type="float" office:value="25708">
            <text:p>25708</text:p>
          </table:table-cell>
          <table:table-cell office:value-type="float" office:value="1">
            <text:p>1</text:p>
          </table:table-cell>
          <table:table-cell office:value-type="float" office:value="22360">
            <text:p>22360</text:p>
          </table:table-cell>
          <table:table-cell office:value-type="float" office:value="101">
            <text:p>101</text:p>
          </table:table-cell>
          <table:table-cell office:value-type="float" office:value="22333">
            <text:p>22333</text:p>
          </table:table-cell>
          <table:table-cell office:value-type="float" office:value="103">
            <text:p>103</text:p>
          </table:table-cell>
          <table:table-cell office:value-type="float" office:value="26.74">
            <text:p>26.74</text:p>
          </table:table-cell>
          <table:table-cell office:value-type="float" office:value="0.0000015614">
            <text:p>1.5614E-006</text:p>
          </table:table-cell>
          <table:table-cell table:style-name="ce5" office:value-type="float" office:value="-22.74">
            <text:p>-22.74</text:p>
          </table:table-cell>
          <table:table-cell table:style-name="ce5" office:value-type="float" office:value="-1.6684">
            <text:p>-1.6684</text:p>
          </table:table-cell>
          <table:table-cell office:value-type="float" office:value="22354">
            <text:p>22354</text:p>
          </table:table-cell>
          <table:table-cell office:value-type="float" office:value="103">
            <text:p>103</text:p>
          </table:table-cell>
          <table:table-cell office:value-type="float" office:value="5.5587">
            <text:p>5.5587</text:p>
          </table:table-cell>
          <table:table-cell office:value-type="float" office:value="0.06208">
            <text:p>0.06208</text:p>
          </table:table-cell>
          <table:table-cell office:value-type="float" office:value="-1.5587">
            <text:p>-1.5587</text:p>
          </table:table-cell>
          <table:table-cell office:value-type="float" office:value="19.513">
            <text:p>19.513</text:p>
          </table:table-cell>
          <table:table-cell office:value-type="float" office:value="22358">
            <text:p>22358</text:p>
          </table:table-cell>
          <table:table-cell office:value-type="float" office:value="103">
            <text:p>103</text:p>
          </table:table-cell>
          <table:table-cell office:value-type="float" office:value="1.4586">
            <text:p>1.4586</text:p>
          </table:table-cell>
          <table:table-cell office:value-type="float" office:value="0.48224">
            <text:p>0.48224</text:p>
          </table:table-cell>
          <table:table-cell office:value-type="float" office:value="2.5414">
            <text:p>2.5414</text:p>
          </table:table-cell>
          <table:table-cell office:value-type="float" office:value="23.613">
            <text:p>23.613</text:p>
          </table:table-cell>
        </table:table-row>
        <table:table-row table:style-name="ro2">
          <table:table-cell office:value-type="float" office:value="81.1">
            <text:p>81.1</text:p>
          </table:table-cell>
          <table:table-cell office:value-type="float" office:value="70766">
            <text:p>70766</text:p>
          </table:table-cell>
          <table:table-cell office:value-type="float" office:value="1">
            <text:p>1</text:p>
          </table:table-cell>
          <table:table-cell office:value-type="float" office:value="68590">
            <text:p>68590</text:p>
          </table:table-cell>
          <table:table-cell office:value-type="float" office:value="101">
            <text:p>101</text:p>
          </table:table-cell>
          <table:table-cell office:value-type="float" office:value="68567">
            <text:p>68567</text:p>
          </table:table-cell>
          <table:table-cell office:value-type="float" office:value="103">
            <text:p>103</text:p>
          </table:table-cell>
          <table:table-cell office:value-type="float" office:value="23.327">
            <text:p>23.327</text:p>
          </table:table-cell>
          <table:table-cell office:value-type="float" office:value="0.0000086005">
            <text:p>8.6005E-006</text:p>
          </table:table-cell>
          <table:table-cell table:style-name="ce5" office:value-type="float" office:value="-19.327">
            <text:p>-19.327</text:p>
          </table:table-cell>
          <table:table-cell table:style-name="ce5" office:value-type="float" office:value="1.7441">
            <text:p>1.7441</text:p>
          </table:table-cell>
          <table:table-cell office:value-type="float" office:value="68250">
            <text:p>68250</text:p>
          </table:table-cell>
          <table:table-cell office:value-type="float" office:value="103">
            <text:p>103</text:p>
          </table:table-cell>
          <table:table-cell office:value-type="float" office:value="340.32">
            <text:p>340.32</text:p>
          </table:table-cell>
          <table:table-cell office:value-type="float" office:value="0">
            <text:p>0</text:p>
          </table:table-cell>
          <table:table-cell office:value-type="float" office:value="-336.32">
            <text:p>-336.32</text:p>
          </table:table-cell>
          <table:table-cell office:value-type="float" office:value="-315.25">
            <text:p>-315.25</text:p>
          </table:table-cell>
          <table:table-cell office:value-type="float" office:value="68566">
            <text:p>68566</text:p>
          </table:table-cell>
          <table:table-cell office:value-type="float" office:value="103">
            <text:p>103</text:p>
          </table:table-cell>
          <table:table-cell office:value-type="float" office:value="24.645">
            <text:p>24.645</text:p>
          </table:table-cell>
          <table:table-cell office:value-type="float" office:value="0.0000044515">
            <text:p>4.4515E-006</text:p>
          </table:table-cell>
          <table:table-cell office:value-type="float" office:value="-20.645">
            <text:p>-20.645</text:p>
          </table:table-cell>
          <table:table-cell office:value-type="float" office:value="0.42698">
            <text:p>0.42698</text:p>
          </table:table-cell>
        </table:table-row>
        <table:table-row table:style-name="ro2">
          <table:table-cell office:value-type="float" office:value="88.2">
            <text:p>88.2</text:p>
          </table:table-cell>
          <table:table-cell office:value-type="float" office:value="33250">
            <text:p>33250</text:p>
          </table:table-cell>
          <table:table-cell office:value-type="float" office:value="1">
            <text:p>1</text:p>
          </table:table-cell>
          <table:table-cell office:value-type="float" office:value="29954">
            <text:p>29954</text:p>
          </table:table-cell>
          <table:table-cell office:value-type="float" office:value="101">
            <text:p>101</text:p>
          </table:table-cell>
          <table:table-cell office:value-type="float" office:value="29940">
            <text:p>29940</text:p>
          </table:table-cell>
          <table:table-cell office:value-type="float" office:value="103">
            <text:p>103</text:p>
          </table:table-cell>
          <table:table-cell office:value-type="float" office:value="13.617">
            <text:p>13.617</text:p>
          </table:table-cell>
          <table:table-cell office:value-type="float" office:value="0.0011041">
            <text:p>0.0011041</text:p>
          </table:table-cell>
          <table:table-cell table:style-name="ce5" office:value-type="float" office:value="-9.6174">
            <text:p>-9.6174</text:p>
          </table:table-cell>
          <table:table-cell table:style-name="ce5" office:value-type="float" office:value="11.454">
            <text:p>11.454</text:p>
          </table:table-cell>
          <table:table-cell office:value-type="float" office:value="29920">
            <text:p>29920</text:p>
          </table:table-cell>
          <table:table-cell office:value-type="float" office:value="103">
            <text:p>103</text:p>
          </table:table-cell>
          <table:table-cell office:value-type="float" office:value="34.259">
            <text:p>34.259</text:p>
          </table:table-cell>
          <table:table-cell office:value-type="float" office:value="0.000000036368">
            <text:p>3.6368E-008</text:p>
          </table:table-cell>
          <table:table-cell office:value-type="float" office:value="-30.259">
            <text:p>-30.259</text:p>
          </table:table-cell>
          <table:table-cell office:value-type="float" office:value="-9.1877">
            <text:p>-9.1877</text:p>
          </table:table-cell>
          <table:table-cell office:value-type="float" office:value="29856">
            <text:p>29856</text:p>
          </table:table-cell>
          <table:table-cell office:value-type="float" office:value="103">
            <text:p>103</text:p>
          </table:table-cell>
          <table:table-cell office:value-type="float" office:value="97.558">
            <text:p>97.558</text:p>
          </table:table-cell>
          <table:table-cell office:value-type="float" office:value="0">
            <text:p>0</text:p>
          </table:table-cell>
          <table:table-cell office:value-type="float" office:value="-93.558">
            <text:p>-93.558</text:p>
          </table:table-cell>
          <table:table-cell office:value-type="float" office:value="-72.487">
            <text:p>-72.487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32715">
            <text:p>32715</text:p>
          </table:table-cell>
          <table:table-cell office:value-type="float" office:value="1">
            <text:p>1</text:p>
          </table:table-cell>
          <table:table-cell office:value-type="float" office:value="28997">
            <text:p>28997</text:p>
          </table:table-cell>
          <table:table-cell office:value-type="float" office:value="101">
            <text:p>101</text:p>
          </table:table-cell>
          <table:table-cell office:value-type="float" office:value="28973">
            <text:p>28973</text:p>
          </table:table-cell>
          <table:table-cell office:value-type="float" office:value="103">
            <text:p>103</text:p>
          </table:table-cell>
          <table:table-cell office:value-type="float" office:value="23.777">
            <text:p>23.777</text:p>
          </table:table-cell>
          <table:table-cell office:value-type="float" office:value="0.0000068681">
            <text:p>6.8681E-006</text:p>
          </table:table-cell>
          <table:table-cell table:style-name="ce5" office:value-type="float" office:value="-19.777">
            <text:p>-19.777</text:p>
          </table:table-cell>
          <table:table-cell table:style-name="ce5" office:value-type="float" office:value="1.2943">
            <text:p>1.2943</text:p>
          </table:table-cell>
          <table:table-cell office:value-type="float" office:value="28987">
            <text:p>28987</text:p>
          </table:table-cell>
          <table:table-cell office:value-type="float" office:value="103">
            <text:p>103</text:p>
          </table:table-cell>
          <table:table-cell office:value-type="float" office:value="9.6189">
            <text:p>9.6189</text:p>
          </table:table-cell>
          <table:table-cell office:value-type="float" office:value="0.0081523">
            <text:p>0.0081523</text:p>
          </table:table-cell>
          <table:table-cell office:value-type="float" office:value="-5.6189">
            <text:p>-5.6189</text:p>
          </table:table-cell>
          <table:table-cell office:value-type="float" office:value="15.453">
            <text:p>15.453</text:p>
          </table:table-cell>
          <table:table-cell office:value-type="float" office:value="28992">
            <text:p>28992</text:p>
          </table:table-cell>
          <table:table-cell office:value-type="float" office:value="103">
            <text:p>103</text:p>
          </table:table-cell>
          <table:table-cell office:value-type="float" office:value="4.4149">
            <text:p>4.4149</text:p>
          </table:table-cell>
          <table:table-cell office:value-type="float" office:value="0.10998">
            <text:p>0.10998</text:p>
          </table:table-cell>
          <table:table-cell office:value-type="float" office:value="-0.41489">
            <text:p>-0.41489</text:p>
          </table:table-cell>
          <table:table-cell office:value-type="float" office:value="20.657">
            <text:p>20.657</text:p>
          </table:table-cell>
        </table:table-row>
        <table:table-row table:style-name="ro2">
          <table:table-cell office:value-type="float" office:value="101.1">
            <text:p>101.1</text:p>
          </table:table-cell>
          <table:table-cell office:value-type="float" office:value="64112">
            <text:p>64112</text:p>
          </table:table-cell>
          <table:table-cell office:value-type="float" office:value="1">
            <text:p>1</text:p>
          </table:table-cell>
          <table:table-cell office:value-type="float" office:value="60387">
            <text:p>60387</text:p>
          </table:table-cell>
          <table:table-cell office:value-type="float" office:value="101">
            <text:p>101</text:p>
          </table:table-cell>
          <table:table-cell office:value-type="float" office:value="60332">
            <text:p>60332</text:p>
          </table:table-cell>
          <table:table-cell office:value-type="float" office:value="103">
            <text:p>103</text:p>
          </table:table-cell>
          <table:table-cell office:value-type="float" office:value="54.993">
            <text:p>54.993</text:p>
          </table:table-cell>
          <table:table-cell office:value-type="float" office:value="0.0000000000011442">
            <text:p>1.1442E-012</text:p>
          </table:table-cell>
          <table:table-cell table:style-name="ce5" office:value-type="float" office:value="-50.993">
            <text:p>-50.993</text:p>
          </table:table-cell>
          <table:table-cell table:style-name="ce5" office:value-type="float" office:value="-29.921">
            <text:p>-29.921</text:p>
          </table:table-cell>
          <table:table-cell office:value-type="float" office:value="60364">
            <text:p>60364</text:p>
          </table:table-cell>
          <table:table-cell office:value-type="float" office:value="103">
            <text:p>103</text:p>
          </table:table-cell>
          <table:table-cell office:value-type="float" office:value="22.893">
            <text:p>22.893</text:p>
          </table:table-cell>
          <table:table-cell office:value-type="float" office:value="0.000010688">
            <text:p>0.000010688</text:p>
          </table:table-cell>
          <table:table-cell office:value-type="float" office:value="-18.893">
            <text:p>-18.893</text:p>
          </table:table-cell>
          <table:table-cell office:value-type="float" office:value="2.1787">
            <text:p>2.1787</text:p>
          </table:table-cell>
          <table:table-cell office:value-type="float" office:value="60381">
            <text:p>60381</text:p>
          </table:table-cell>
          <table:table-cell office:value-type="float" office:value="103">
            <text:p>103</text:p>
          </table:table-cell>
          <table:table-cell office:value-type="float" office:value="6.6236">
            <text:p>6.6236</text:p>
          </table:table-cell>
          <table:table-cell office:value-type="float" office:value="0.03645">
            <text:p>0.03645</text:p>
          </table:table-cell>
          <table:table-cell office:value-type="float" office:value="-2.6236">
            <text:p>-2.6236</text:p>
          </table:table-cell>
          <table:table-cell office:value-type="float" office:value="18.448">
            <text:p>18.448</text:p>
          </table:table-cell>
        </table:table-row>
        <table:table-row table:style-name="ro2">
          <table:table-cell office:value-type="float" office:value="104.1">
            <text:p>104.1</text:p>
          </table:table-cell>
          <table:table-cell office:value-type="float" office:value="119520">
            <text:p>119520</text:p>
          </table:table-cell>
          <table:table-cell office:value-type="float" office:value="1">
            <text:p>1</text:p>
          </table:table-cell>
          <table:table-cell office:value-type="float" office:value="99781">
            <text:p>99781</text:p>
          </table:table-cell>
          <table:table-cell office:value-type="float" office:value="101">
            <text:p>101</text:p>
          </table:table-cell>
          <table:table-cell office:value-type="float" office:value="99780">
            <text:p>99780</text:p>
          </table:table-cell>
          <table:table-cell office:value-type="float" office:value="103">
            <text:p>103</text:p>
          </table:table-cell>
          <table:table-cell office:value-type="float" office:value="0.81428">
            <text:p>0.81428</text:p>
          </table:table-cell>
          <table:table-cell office:value-type="float" office:value="0.66555">
            <text:p>0.66555</text:p>
          </table:table-cell>
          <table:table-cell table:style-name="ce5" office:value-type="float" office:value="3.1857">
            <text:p>3.1857</text:p>
          </table:table-cell>
          <table:table-cell table:style-name="ce5" office:value-type="float" office:value="24.257">
            <text:p>24.257</text:p>
          </table:table-cell>
          <table:table-cell office:value-type="float" office:value="99761">
            <text:p>99761</text:p>
          </table:table-cell>
          <table:table-cell office:value-type="float" office:value="103">
            <text:p>103</text:p>
          </table:table-cell>
          <table:table-cell office:value-type="float" office:value="20.144">
            <text:p>20.144</text:p>
          </table:table-cell>
          <table:table-cell office:value-type="float" office:value="0.000042246">
            <text:p>0.000042246</text:p>
          </table:table-cell>
          <table:table-cell office:value-type="float" office:value="-16.144">
            <text:p>-16.144</text:p>
          </table:table-cell>
          <table:table-cell office:value-type="float" office:value="4.9275">
            <text:p>4.9275</text:p>
          </table:table-cell>
          <table:table-cell office:value-type="float" office:value="99777">
            <text:p>99777</text:p>
          </table:table-cell>
          <table:table-cell office:value-type="float" office:value="103">
            <text:p>103</text:p>
          </table:table-cell>
          <table:table-cell office:value-type="float" office:value="4.1345">
            <text:p>4.1345</text:p>
          </table:table-cell>
          <table:table-cell office:value-type="float" office:value="0.12654">
            <text:p>0.12654</text:p>
          </table:table-cell>
          <table:table-cell office:value-type="float" office:value="-0.13445">
            <text:p>-0.13445</text:p>
          </table:table-cell>
          <table:table-cell office:value-type="float" office:value="20.937">
            <text:p>20.937</text:p>
          </table:table-cell>
        </table:table-row>
        <table:table-row table:style-name="ro2">
          <table:table-cell office:value-type="float" office:value="111.1">
            <text:p>111.1</text:p>
          </table:table-cell>
          <table:table-cell office:value-type="float" office:value="63116">
            <text:p>63116</text:p>
          </table:table-cell>
          <table:table-cell office:value-type="float" office:value="1">
            <text:p>1</text:p>
          </table:table-cell>
          <table:table-cell office:value-type="float" office:value="60467">
            <text:p>60467</text:p>
          </table:table-cell>
          <table:table-cell office:value-type="float" office:value="101">
            <text:p>101</text:p>
          </table:table-cell>
          <table:table-cell office:value-type="float" office:value="60464">
            <text:p>60464</text:p>
          </table:table-cell>
          <table:table-cell office:value-type="float" office:value="103">
            <text:p>103</text:p>
          </table:table-cell>
          <table:table-cell office:value-type="float" office:value="2.8971">
            <text:p>2.8971</text:p>
          </table:table-cell>
          <table:table-cell office:value-type="float" office:value="0.23491">
            <text:p>0.23491</text:p>
          </table:table-cell>
          <table:table-cell table:style-name="ce5" office:value-type="float" office:value="1.1029">
            <text:p>1.1029</text:p>
          </table:table-cell>
          <table:table-cell table:style-name="ce5" office:value-type="float" office:value="22.174">
            <text:p>22.174</text:p>
          </table:table-cell>
          <table:table-cell office:value-type="float" office:value="60452">
            <text:p>60452</text:p>
          </table:table-cell>
          <table:table-cell office:value-type="float" office:value="103">
            <text:p>103</text:p>
          </table:table-cell>
          <table:table-cell office:value-type="float" office:value="14.119">
            <text:p>14.119</text:p>
          </table:table-cell>
          <table:table-cell office:value-type="float" office:value="0.00085932">
            <text:p>0.00085932</text:p>
          </table:table-cell>
          <table:table-cell office:value-type="float" office:value="-10.119">
            <text:p>-10.119</text:p>
          </table:table-cell>
          <table:table-cell office:value-type="float" office:value="10.953">
            <text:p>10.953</text:p>
          </table:table-cell>
          <table:table-cell office:value-type="float" office:value="60463">
            <text:p>60463</text:p>
          </table:table-cell>
          <table:table-cell office:value-type="float" office:value="103">
            <text:p>103</text:p>
          </table:table-cell>
          <table:table-cell office:value-type="float" office:value="3.8221">
            <text:p>3.8221</text:p>
          </table:table-cell>
          <table:table-cell office:value-type="float" office:value="0.14792">
            <text:p>0.14792</text:p>
          </table:table-cell>
          <table:table-cell office:value-type="float" office:value="0.1779">
            <text:p>0.1779</text:p>
          </table:table-cell>
          <table:table-cell office:value-type="float" office:value="21.249">
            <text:p>21.249</text:p>
          </table:table-cell>
        </table:table-row>
        <table:table-row table:style-name="ro2">
          <table:table-cell office:value-type="float" office:value="112.1">
            <text:p>112.1</text:p>
          </table:table-cell>
          <table:table-cell office:value-type="float" office:value="79431">
            <text:p>79431</text:p>
          </table:table-cell>
          <table:table-cell office:value-type="float" office:value="1">
            <text:p>1</text:p>
          </table:table-cell>
          <table:table-cell office:value-type="float" office:value="71264">
            <text:p>71264</text:p>
          </table:table-cell>
          <table:table-cell office:value-type="float" office:value="101">
            <text:p>101</text:p>
          </table:table-cell>
          <table:table-cell office:value-type="float" office:value="71253">
            <text:p>71253</text:p>
          </table:table-cell>
          <table:table-cell office:value-type="float" office:value="103">
            <text:p>103</text:p>
          </table:table-cell>
          <table:table-cell office:value-type="float" office:value="10.75">
            <text:p>10.75</text:p>
          </table:table-cell>
          <table:table-cell office:value-type="float" office:value="0.0046306">
            <text:p>0.0046306</text:p>
          </table:table-cell>
          <table:table-cell table:style-name="ce5" office:value-type="float" office:value="-6.7501">
            <text:p>-6.7501</text:p>
          </table:table-cell>
          <table:table-cell table:style-name="ce5" office:value-type="float" office:value="14.321">
            <text:p>14.321</text:p>
          </table:table-cell>
          <table:table-cell office:value-type="float" office:value="71250">
            <text:p>71250</text:p>
          </table:table-cell>
          <table:table-cell office:value-type="float" office:value="103">
            <text:p>103</text:p>
          </table:table-cell>
          <table:table-cell office:value-type="float" office:value="13.767">
            <text:p>13.767</text:p>
          </table:table-cell>
          <table:table-cell office:value-type="float" office:value="0.0010245">
            <text:p>0.0010245</text:p>
          </table:table-cell>
          <table:table-cell office:value-type="float" office:value="-9.767">
            <text:p>-9.767</text:p>
          </table:table-cell>
          <table:table-cell office:value-type="float" office:value="11.304">
            <text:p>11.304</text:p>
          </table:table-cell>
          <table:table-cell office:value-type="float" office:value="71245">
            <text:p>71245</text:p>
          </table:table-cell>
          <table:table-cell office:value-type="float" office:value="103">
            <text:p>103</text:p>
          </table:table-cell>
          <table:table-cell office:value-type="float" office:value="18.919">
            <text:p>18.919</text:p>
          </table:table-cell>
          <table:table-cell office:value-type="float" office:value="0.000077949">
            <text:p>0.000077949</text:p>
          </table:table-cell>
          <table:table-cell office:value-type="float" office:value="-14.919">
            <text:p>-14.919</text:p>
          </table:table-cell>
          <table:table-cell office:value-type="float" office:value="6.1526">
            <text:p>6.1526</text:p>
          </table:table-cell>
        </table:table-row>
        <table:table-row table:style-name="ro2">
          <table:table-cell office:value-type="float" office:value="120.2">
            <text:p>120.2</text:p>
          </table:table-cell>
          <table:table-cell office:value-type="float" office:value="60914">
            <text:p>60914</text:p>
          </table:table-cell>
          <table:table-cell office:value-type="float" office:value="1">
            <text:p>1</text:p>
          </table:table-cell>
          <table:table-cell office:value-type="float" office:value="57023">
            <text:p>57023</text:p>
          </table:table-cell>
          <table:table-cell office:value-type="float" office:value="101">
            <text:p>101</text:p>
          </table:table-cell>
          <table:table-cell office:value-type="float" office:value="57022">
            <text:p>57022</text:p>
          </table:table-cell>
          <table:table-cell office:value-type="float" office:value="103">
            <text:p>103</text:p>
          </table:table-cell>
          <table:table-cell office:value-type="float" office:value="1.497">
            <text:p>1.497</text:p>
          </table:table-cell>
          <table:table-cell office:value-type="float" office:value="0.47308">
            <text:p>0.47308</text:p>
          </table:table-cell>
          <table:table-cell table:style-name="ce5" office:value-type="float" office:value="2.503">
            <text:p>2.503</text:p>
          </table:table-cell>
          <table:table-cell table:style-name="ce5" office:value-type="float" office:value="23.575">
            <text:p>23.575</text:p>
          </table:table-cell>
          <table:table-cell office:value-type="float" office:value="57022">
            <text:p>57022</text:p>
          </table:table-cell>
          <table:table-cell office:value-type="float" office:value="103">
            <text:p>103</text:p>
          </table:table-cell>
          <table:table-cell office:value-type="float" office:value="0.70909">
            <text:p>0.70909</text:p>
          </table:table-cell>
          <table:table-cell office:value-type="float" office:value="0.70149">
            <text:p>0.70149</text:p>
          </table:table-cell>
          <table:table-cell office:value-type="float" office:value="3.2909">
            <text:p>3.2909</text:p>
          </table:table-cell>
          <table:table-cell office:value-type="float" office:value="24.362">
            <text:p>24.362</text:p>
          </table:table-cell>
          <table:table-cell office:value-type="float" office:value="57023">
            <text:p>57023</text:p>
          </table:table-cell>
          <table:table-cell office:value-type="float" office:value="103">
            <text:p>103</text:p>
          </table:table-cell>
          <table:table-cell office:value-type="float" office:value="0.53614">
            <text:p>0.53614</text:p>
          </table:table-cell>
          <table:table-cell office:value-type="float" office:value="0.76485">
            <text:p>0.76485</text:p>
          </table:table-cell>
          <table:table-cell office:value-type="float" office:value="3.4639">
            <text:p>3.4639</text:p>
          </table:table-cell>
          <table:table-cell office:value-type="float" office:value="24.535">
            <text:p>24.535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50743">
            <text:p>50743</text:p>
          </table:table-cell>
          <table:table-cell office:value-type="float" office:value="1">
            <text:p>1</text:p>
          </table:table-cell>
          <table:table-cell office:value-type="float" office:value="43594">
            <text:p>43594</text:p>
          </table:table-cell>
          <table:table-cell office:value-type="float" office:value="101">
            <text:p>101</text:p>
          </table:table-cell>
          <table:table-cell office:value-type="float" office:value="43583">
            <text:p>43583</text:p>
          </table:table-cell>
          <table:table-cell office:value-type="float" office:value="103">
            <text:p>103</text:p>
          </table:table-cell>
          <table:table-cell office:value-type="float" office:value="10.712">
            <text:p>10.712</text:p>
          </table:table-cell>
          <table:table-cell office:value-type="float" office:value="0.0047202">
            <text:p>0.0047202</text:p>
          </table:table-cell>
          <table:table-cell table:style-name="ce5" office:value-type="float" office:value="-6.7118">
            <text:p>-6.7118</text:p>
          </table:table-cell>
          <table:table-cell table:style-name="ce5" office:value-type="float" office:value="14.36">
            <text:p>14.36</text:p>
          </table:table-cell>
          <table:table-cell office:value-type="float" office:value="43589">
            <text:p>43589</text:p>
          </table:table-cell>
          <table:table-cell office:value-type="float" office:value="103">
            <text:p>103</text:p>
          </table:table-cell>
          <table:table-cell office:value-type="float" office:value="5.0727">
            <text:p>5.0727</text:p>
          </table:table-cell>
          <table:table-cell office:value-type="float" office:value="0.079156">
            <text:p>0.079156</text:p>
          </table:table-cell>
          <table:table-cell office:value-type="float" office:value="-1.0727">
            <text:p>-1.0727</text:p>
          </table:table-cell>
          <table:table-cell office:value-type="float" office:value="19.999">
            <text:p>19.999</text:p>
          </table:table-cell>
          <table:table-cell office:value-type="float" office:value="43592">
            <text:p>43592</text:p>
          </table:table-cell>
          <table:table-cell office:value-type="float" office:value="103">
            <text:p>103</text:p>
          </table:table-cell>
          <table:table-cell office:value-type="float" office:value="1.6191">
            <text:p>1.6191</text:p>
          </table:table-cell>
          <table:table-cell office:value-type="float" office:value="0.44506">
            <text:p>0.44506</text:p>
          </table:table-cell>
          <table:table-cell office:value-type="float" office:value="2.3809">
            <text:p>2.3809</text:p>
          </table:table-cell>
          <table:table-cell office:value-type="float" office:value="23.452">
            <text:p>23.452</text:p>
          </table:table-cell>
        </table:table-row>
        <table:table-row table:style-name="ro2">
          <table:table-cell office:value-type="float" office:value="128.1">
            <text:p>128.1</text:p>
          </table:table-cell>
          <table:table-cell office:value-type="float" office:value="39043">
            <text:p>39043</text:p>
          </table:table-cell>
          <table:table-cell office:value-type="float" office:value="1">
            <text:p>1</text:p>
          </table:table-cell>
          <table:table-cell office:value-type="float" office:value="36221">
            <text:p>36221</text:p>
          </table:table-cell>
          <table:table-cell office:value-type="float" office:value="101">
            <text:p>101</text:p>
          </table:table-cell>
          <table:table-cell office:value-type="float" office:value="36210">
            <text:p>36210</text:p>
          </table:table-cell>
          <table:table-cell office:value-type="float" office:value="103">
            <text:p>103</text:p>
          </table:table-cell>
          <table:table-cell office:value-type="float" office:value="10.726">
            <text:p>10.726</text:p>
          </table:table-cell>
          <table:table-cell office:value-type="float" office:value="0.0046878">
            <text:p>0.0046878</text:p>
          </table:table-cell>
          <table:table-cell table:style-name="ce5" office:value-type="float" office:value="-6.7256">
            <text:p>-6.7256</text:p>
          </table:table-cell>
          <table:table-cell table:style-name="ce5" office:value-type="float" office:value="14.346">
            <text:p>14.346</text:p>
          </table:table-cell>
          <table:table-cell office:value-type="float" office:value="36217">
            <text:p>36217</text:p>
          </table:table-cell>
          <table:table-cell office:value-type="float" office:value="103">
            <text:p>103</text:p>
          </table:table-cell>
          <table:table-cell office:value-type="float" office:value="3.2417">
            <text:p>3.2417</text:p>
          </table:table-cell>
          <table:table-cell office:value-type="float" office:value="0.19773">
            <text:p>0.19773</text:p>
          </table:table-cell>
          <table:table-cell office:value-type="float" office:value="0.75826">
            <text:p>0.75826</text:p>
          </table:table-cell>
          <table:table-cell office:value-type="float" office:value="21.83">
            <text:p>21.83</text:p>
          </table:table-cell>
          <table:table-cell office:value-type="float" office:value="36221">
            <text:p>36221</text:p>
          </table:table-cell>
          <table:table-cell office:value-type="float" office:value="103">
            <text:p>103</text:p>
          </table:table-cell>
          <table:table-cell office:value-type="float" office:value="0.10642">
            <text:p>0.10642</text:p>
          </table:table-cell>
          <table:table-cell office:value-type="float" office:value="0.94818">
            <text:p>0.94818</text:p>
          </table:table-cell>
          <table:table-cell office:value-type="float" office:value="3.8936">
            <text:p>3.8936</text:p>
          </table:table-cell>
          <table:table-cell office:value-type="float" office:value="24.965">
            <text:p>24.965</text:p>
          </table:table-cell>
        </table:table-row>
        <table:table-row table:style-name="ro1">
          <table:table-cell table:number-columns-repeated="9"/>
          <table:table-cell table:style-name="ce6"/>
          <table:table-cell table:style-name="ce9"/>
          <table:table-cell table:number-columns-repeated="12"/>
        </table:table-row>
        <table:table-row table:style-name="ro1" table:number-rows-repeated="25">
          <table:table-cell table:number-columns-repeated="9"/>
          <table:table-cell table:style-name="ce5" table:number-columns-repeated="2"/>
          <table:table-cell table:number-columns-repeated="12"/>
        </table:table-row>
        <table:table-row table:style-name="ro3" table:number-rows-repeated="1048522">
          <table:table-cell table:number-columns-repeated="23"/>
        </table:table-row>
        <table:table-row table:style-name="ro3">
          <table:table-cell table:number-columns-repeated="23"/>
        </table:table-row>
        <calcext:conditional-formats>
          <calcext:conditional-format calcext:target-range-address="Sheet1.J54:Sheet1.J1048576 Sheet1.J28:Sheet1.J28 Sheet1.J3:Sheet1.J3">
            <calcext:condition calcext:apply-style-name="Red is significant" calcext:value="&lt;0" calcext:base-cell-address="Sheet1.J1"/>
          </calcext:conditional-format>
          <calcext:conditional-format calcext:target-range-address="Sheet1.K54:Sheet1.K1048576 Sheet1.K28:Sheet1.K28 Sheet1.K3:Sheet1.K3">
            <calcext:condition calcext:apply-style-name="Red is significant" calcext:value="&lt;0" calcext:base-cell-address="Sheet1.K1"/>
          </calcext:conditional-format>
          <calcext:conditional-format calcext:target-range-address="Sheet1.I5:Sheet1.I28">
            <calcext:condition calcext:apply-style-name="Red is significant" calcext:value="&lt;0.001" calcext:base-cell-address="Sheet1.I3"/>
          </calcext:conditional-format>
          <calcext:conditional-format calcext:target-range-address="Sheet1.J28:Sheet1.J28 Sheet1.J2:Sheet1.J3">
            <calcext:condition calcext:apply-style-name="Red is significant" calcext:value="&lt;0" calcext:base-cell-address="Sheet1.J1"/>
          </calcext:conditional-format>
          <calcext:conditional-format calcext:target-range-address="Sheet1.K28:Sheet1.K28 Sheet1.K2:Sheet1.K3">
            <calcext:condition calcext:apply-style-name="Red is significant" calcext:value="&lt;0" calcext:base-cell-address="Sheet1.K1"/>
          </calcext:conditional-format>
          <calcext:conditional-format calcext:target-range-address="Sheet1.P3:Sheet1.P3">
            <calcext:condition calcext:apply-style-name="Red is significant" calcext:value="&lt;0" calcext:base-cell-address="Sheet1.J1"/>
          </calcext:conditional-format>
          <calcext:conditional-format calcext:target-range-address="Sheet1.Q3:Sheet1.Q3">
            <calcext:condition calcext:apply-style-name="Red is significant" calcext:value="&lt;0" calcext:base-cell-address="Sheet1.K1"/>
          </calcext:conditional-format>
          <calcext:conditional-format calcext:target-range-address="Sheet1.P3:Sheet1.P3">
            <calcext:condition calcext:apply-style-name="Red is significant" calcext:value="&lt;0" calcext:base-cell-address="Sheet1.J1"/>
          </calcext:conditional-format>
          <calcext:conditional-format calcext:target-range-address="Sheet1.Q3:Sheet1.Q3">
            <calcext:condition calcext:apply-style-name="Red is significant" calcext:value="&lt;0" calcext:base-cell-address="Sheet1.K1"/>
          </calcext:conditional-format>
          <calcext:conditional-format calcext:target-range-address="Sheet1.O1:Sheet1.O1048576">
            <calcext:condition calcext:apply-style-name="Red is significant" calcext:value="&lt;0.001" calcext:base-cell-address="Sheet1.O1"/>
          </calcext:conditional-format>
          <calcext:conditional-format calcext:target-range-address="Sheet1.P1:Sheet1.P1048576">
            <calcext:condition calcext:apply-style-name="Red is significant" calcext:value="&lt;0" calcext:base-cell-address="Sheet1.P1"/>
          </calcext:conditional-format>
          <calcext:conditional-format calcext:target-range-address="Sheet1.Q1:Sheet1.Q1048576">
            <calcext:condition calcext:apply-style-name="Red is significant" calcext:value="&lt;0" calcext:base-cell-address="Sheet1.Q1"/>
          </calcext:conditional-format>
          <calcext:conditional-format calcext:target-range-address="Sheet1.V3:Sheet1.V3">
            <calcext:condition calcext:apply-style-name="Red is significant" calcext:value="&lt;0" calcext:base-cell-address="Sheet1.J1"/>
          </calcext:conditional-format>
          <calcext:conditional-format calcext:target-range-address="Sheet1.W3:Sheet1.W3">
            <calcext:condition calcext:apply-style-name="Red is significant" calcext:value="&lt;0" calcext:base-cell-address="Sheet1.K1"/>
          </calcext:conditional-format>
          <calcext:conditional-format calcext:target-range-address="Sheet1.V3:Sheet1.V3">
            <calcext:condition calcext:apply-style-name="Red is significant" calcext:value="&lt;0" calcext:base-cell-address="Sheet1.J1"/>
          </calcext:conditional-format>
          <calcext:conditional-format calcext:target-range-address="Sheet1.W3:Sheet1.W3">
            <calcext:condition calcext:apply-style-name="Red is significant" calcext:value="&lt;0" calcext:base-cell-address="Sheet1.K1"/>
          </calcext:conditional-format>
          <calcext:conditional-format calcext:target-range-address="Sheet1.U3:Sheet1.U3">
            <calcext:condition calcext:apply-style-name="Red is significant" calcext:value="&lt;0.001" calcext:base-cell-address="Sheet1.O1"/>
          </calcext:conditional-format>
          <calcext:conditional-format calcext:target-range-address="Sheet1.V3:Sheet1.V3">
            <calcext:condition calcext:apply-style-name="Red is significant" calcext:value="&lt;0" calcext:base-cell-address="Sheet1.P1"/>
          </calcext:conditional-format>
          <calcext:conditional-format calcext:target-range-address="Sheet1.W3:Sheet1.W3">
            <calcext:condition calcext:apply-style-name="Red is significant" calcext:value="&lt;0" calcext:base-cell-address="Sheet1.Q1"/>
          </calcext:conditional-format>
          <calcext:conditional-format calcext:target-range-address="Sheet1.I1:Sheet1.I1048576">
            <calcext:condition calcext:apply-style-name="Red is significant" calcext:value="&lt;0.001" calcext:base-cell-address="Sheet1.I1"/>
          </calcext:conditional-format>
          <calcext:conditional-format calcext:target-range-address="Sheet1.J1:Sheet1.K1048576">
            <calcext:condition calcext:apply-style-name="Red is significant" calcext:value="&lt;0" calcext:base-cell-address="Sheet1.J1"/>
          </calcext:conditional-format>
          <calcext:conditional-format calcext:target-range-address="Sheet1.U1:Sheet1.U1048576">
            <calcext:condition calcext:apply-style-name="Red is significant" calcext:value="&lt;0.01" calcext:base-cell-address="Sheet1.U1"/>
          </calcext:conditional-format>
          <calcext:conditional-format calcext:target-range-address="Sheet1.V1:Sheet1.W1048576">
            <calcext:condition calcext:apply-style-name="Red is significant" calcext:value="&lt;0" calcext:base-cell-address="Sheet1.V1"/>
          </calcext:conditional-format>
        </calcext:conditional-formats>
      </table:table>
      <table:table table:name="Sheet2" table:style-name="ta1">
        <table:table-column table:style-name="co1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99ff"/>
      <style:text-properties fo:color="#ff0000"/>
    </style:style>
    <style:style style:name="Red_20_is_20_significant" style:display-name="Red is significant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meta:document-statistic meta:table-count="2" meta:cell-count="579" meta:object-count="0"/>
  </office:meta>
</office:document-meta>
</file>